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C2000001CA8227367E1DFBB7AC.png" manifest:media-type="image/png"/>
  <manifest:file-entry manifest:full-path="Pictures/10000201000004CF00000338EBF2DA04F52B2C9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99cm" svg:height="10.527cm" svg:x="-0.003cm" svg:y="2.589cm">
          <draw:image xlink:href="Pictures/10000201000004C2000001CA8227367E1DFBB7A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3" draw:layer="layout" svg:width="23.528cm" svg:height="15.749cm" svg:x="2.233cm" svg:y="-0.022cm">
          <draw:image xlink:href="Pictures/10000201000004CF00000338EBF2DA04F52B2C9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09-19T05:39:28.962000000</dc:date>
    <meta:editing-duration>PT5M</meta:editing-duration>
    <meta:editing-cycles>2</meta:editing-cycles>
    <meta:generator>LibreOffice/7.1.5.2$Windows_X86_64 LibreOffice_project/85f04e9f809797b8199d13c421bd8a2b025d52b5</meta:generator>
    <meta:document-statistic meta:object-count="27"/>
  </office:meta>
</office:document-meta>
</file>